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23b5af" officeooo:paragraph-rsid="0023b5af"/>
    </style:style>
    <style:style style:name="P2" style:family="paragraph" style:parent-style-name="Standard">
      <style:text-properties officeooo:rsid="001f29a4"/>
    </style:style>
    <style:style style:name="P3" style:family="paragraph" style:parent-style-name="Standard">
      <style:text-properties officeooo:paragraph-rsid="0025fdce"/>
    </style:style>
    <style:style style:name="T1" style:family="text">
      <style:text-properties officeooo:rsid="0025fd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8b53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FHRYijYhJYA" text:style-name="Internet_20_link" text:visited-style-name="Visited_20_Internet_20_Link">https://www.youtube.com/watch?v=FHRYijYhJYA</text:a></text:p>
      <text:p text:style-name="Standard"/>
      <text:p text:style-name="Standard"><text:a xlink:type="simple" xlink:href="https://github.com/MichelliBrito/cursospringboot/blob/master/src/main/java/com/eventosapp/data/DataConfiguration.java" text:style-name="Internet_20_link" text:visited-style-name="Visited_20_Internet_20_Link">https://github.com/MichelliBrito/cursospringboot/blob/master/src/main/java/com/eventosapp/data/DataConfiguration.java</text:a></text:p>
      <text:p text:style-name="Standard"/>
      <text:p text:style-name="P2"><text:a xlink:type="simple" xlink:href="https://www.youtube.com/watch?v=wha5rfXE4i8" text:style-name="Internet_20_link" text:visited-style-name="Visited_20_Internet_20_Link">https://www.youtube.com/watch?v=wha5rfXE4i8</text:a></text:p>
      <text:p text:style-name="P2"/>
      <text:p text:style-name="P2"/>
      <text:p text:style-name="P3"><text:span text:style-name="T1">Aula 1</text:span><text:span text:style-name="T3">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7T14:59:02.402146336</meta:creation-date>
    <dc:date>2021-08-15T15:40:18.765823154</dc:date>
    <meta:editing-duration>PT4H24M4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4" meta:word-count="5" meta:character-count="210" meta:non-whitespace-character-count="209"/>
  </office:meta>
</office:document-meta>
</file>